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006in"/>
    </style:style>
    <style:style style:name="TableColumn3" style:family="table-column">
      <style:table-column-properties style:column-width="2.1541in"/>
    </style:style>
    <style:style style:name="TableColumn4" style:family="table-column">
      <style:table-column-properties style:column-width="2.8506in"/>
    </style:style>
    <style:style style:name="Table1" style:family="table" style:master-page-name="MPF0">
      <style:table-properties style:width="5.9055in" fo:margin-left="0in" table:align="left"/>
    </style:style>
    <style:style style:name="TableRow5" style:family="table-row">
      <style:table-row-properties style:min-row-height="0.3395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9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T11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12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13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14" style:parent-style-name="Hypertextovýodkaz" style:family="text">
      <style:text-properties fo:font-size="9pt" style:font-size-asian="9pt"/>
    </style:style>
    <style:style style:name="T15" style:parent-style-name="Hypertextovýodkaz" style:family="text">
      <style:text-properties fo:font-size="9pt" style:font-size-asian="9pt"/>
    </style:style>
    <style:style style:name="T16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17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p. zn.</text:p>
            <text:p text:style-name="Normální">Č. j.</text:p>
            <text:p text:style-name="Normální">Datum</text:p>
          </table:table-cell>
          <table:table-cell table:style-name="TableCell9">
            <text:p text:style-name="Normální">5245/2017/VOP/TM</text:p>
            <text:p text:style-name="Normální">KVOP-35132/2017</text:p>
            <text:p text:style-name="Normální">20. listopadu 2017</text:p>
          </table:table-cell>
          <table:table-cell table:style-name="TableCell10">
            <text:p text:style-name="Normální">Vážený pan</text:p>
            <text:p text:style-name="Normální">Ing. David Křivánek</text:p>
            <text:p text:style-name="Normální">ředitel</text:p>
            <text:p text:style-name="Normální">Krajské hygienické stanice Jihomoravského kraje se sídlem v Brně</text:p>
            <text:p text:style-name="Normální">Jeřábkova 4</text:p>
            <text:p text:style-name="Normální">602 00 <text:s/>Brno</text:p>
          </table:table-cell>
        </table:table-row>
      </table:table>
      <text:p text:style-name="Základnítext"/>
      <text:p text:style-name="Základnítext">Vážený pane řediteli,</text:p>
      <text:p text:style-name="Základnítext">obracím se na Vás v záležitosti podnětu Ing. L. D., xxx, xxx (dále jen „stěžovatel“), který se na veřejnou ochránkyni práv (dále jen „ochránkyně“) obrátil kvůli obtěžování nadlimitním hlukem z dopravy<text:s/>na komunikaci II/602 v Brně v ul. P. v městské části Brno-Bosonohy, kde bydlí.</text:p>
      <text:p text:style-name="Základnítext">Z pověření veřejné ochránkyně práv Mgr. Anny Šabatové, Ph.D., Vám oznamuji, že ochránkyně se rozhodla zahájit šetření podle ustanovení § 14 zákona č. 349/1999 Sb., o veřejném ochránci práv, ve znění pozdějších předpisů (dále jen „zákon o veřejném ochránci práv“). Šetření se bude týkat postupu Krajské hygienické stanice Jihomoravského kraje se sídlem v Brně (dále jen „KHS“) v níže uvedené věci.</text:p>
      <text:p text:style-name="Základnítext">Stěžovatel namítá, že KHS v roce 2016 vydala v pořadí již třetí časově omezené povolení nadlimitního zdroje hluku (dále jen „hluková výjimka“ nebo „ČOP“), ačkoli nebyly splněny podmínky předchozí hlukové výjimky. Uvádí i další námitky, z nichž relevantní pro účely šetření shrnuji níže v odrážkách.</text:p>
      <text:p text:style-name="Základnítext">Obdobné stížnosti na hluk z předmětné komunikace byly již dříve předmětem šetření ochránce<text:span text:style-name="Značkapozn.podčarou"><text:note text:note-class="footnote" text:id="_ftn0"><text:note-citation>1</text:note-citation><text:note-body><text:p text:style-name="Textpozn.podčarou"><text:s/><text:span text:style-name="T11"><text:tab/></text:span>Mj. Sp. zn.: 3013/2005/VOP/KČ</text:p></text:note-body></text:note></text:span>. Jsem informována i o tom, že stěžovatel podal proti hlukové výjimce z roku 2016<text:span text:style-name="Značkapozn.podčarou"><text:note text:note-class="footnote" text:id="_ftn1"><text:note-citation>2</text:note-citation><text:note-body><text:p text:style-name="Textpozn.podčarou"><text:s/><text:span text:style-name="T12"><text:tab/></text:span>Rozhodnutí Krajské hygienické stanice Jihomoravského kraje se sídlem v Brně ze dne 11. 4. 2016, č. j. KHSJM 15855/2016/BM/HOK, sp. zn. S-KHSJM 56190/2015.</text:p></text:note-body></text:note></text:span><text:s/>správní žalobu, o níž dosud soud nerozhodl.</text:p>
      <text:p text:style-name="Základnítext">Ze zaslaných písemností, mj. žaloby a vyjádření k žalobě (s nimiž je KHS seznámena), jsem nicméně nevyrozuměla některé skutečnosti, které považuji za vhodné vyjasnit.</text:p>
      <text:p text:style-name="Základnítext">Především se jedná o:</text:p>
      <text:list text:style-name="LFO16" text:continue-numbering="true">
        <text:list-item>
          <text:p text:style-name="Seznam"><text:span text:style-name="Silné">posouzení hlukového limitu</text:span><text:s/>pro účely hlukové výjimky s použitím korekce tzv.<text:s/><text:span text:style-name="Silné">starou hlukovou zátěž<text:s/></text:span><text:span text:style-name="ZákladnítextChar">pro</text:span><text:span text:style-name="Silné"> </text:span>komunikaci<text:s/><text:span text:style-name="Silné">v</text:span> <text:span text:style-name="Silné">ulici P.</text:span><text:s/>v městské části Brno-Bosonohy, kde stěžovatel bydlí;</text:p>
        </text:list-item>
        <text:list-item>
          <text:p text:style-name="Seznam">sdělení, jaká byla k <text:span text:style-name="Silné">rozhodnému datu, tedy před 1. 1. 2001</text:span>,<text:s/><text:span text:style-name="Silné">hluková zátěž<text:s/></text:span><text:span text:style-name="ZákladnítextChar">na </text:span>uvedené komunikaci (popř. i v jejím úseku, kde stěžovatel bydlí), ať již se jedná o hodnotu zjištěnou<text:span text:style-name="Silné"><text:s/>výpočtem či měřením</text:span><text:span text:style-name="ZákladnítextChar">;</text:span></text:p>
        </text:list-item>
        <text:list-item>
          <text:p text:style-name="Seznam">sdělení, zda na uvedené komunikaci (popř.<text:s/>i v jejím úseku, kde stěžovatel bydlí) nedošlo k prokazatelnému<text:s/><text:span text:style-name="Silné">zhoršení stávajícího stavu hlučnosti</text:span><text:s/>ve smyslu § 12 odst. 6 aktuálně účinného nařízení vlády č. 272/2011 Sb., o ochraně zdraví před nepříznivými účinky hluku a vibrací<text:span text:style-name="Značkapozn.podčarou"><text:note text:note-class="footnote" text:id="_ftn2"><text:note-citation>3</text:note-citation><text:note-body><text:p text:style-name="Textpozn.podčarou"><text:s/><text:span text:style-name="T13"><text:tab/></text:span>Resp. i ve smyslu<text:s/>předchozích nařízení vlády o ochraně zdraví před nepříznivými účinky hluku a vibrací (č. 502/2000 Sb., č. 148/2006 Sb.) a metodického stanoviska Národní referenční laboratoře pro hluk z roku 2003<text:s/>(STARÁ HLUKOVÁ ZÁTĚŽ (SHZ), dostupná zde<text:s/><text:a xlink:href="http://www.nrl.cz/Home/Page/Stara-hlukova-zatez" office:target-frame-name="_top" xlink:show="replace"><text:span text:style-name="T14">http://www.nrl.cz/Home/Page/Stara-hlukova-zatez</text:span></text:a><text:span text:style-name="T15">.</text:span><text:s/></text:p></text:note-body></text:note></text:span>;</text:p>
        </text:list-item>
        <text:list-item>
          <text:p text:style-name="Seznam">kopii<text:s/><text:span text:style-name="Silné">hlukové studie</text:span><text:s/>z roku 2015, předložené provozovatelem nadlimitního zdroje k žádosti o vydání ČOP v roce 2016<text:span text:style-name="Značkapozn.podčarou"><text:note text:note-class="footnote" text:id="_ftn3"><text:note-citation>4</text:note-citation><text:note-body><text:p text:style-name="Textpozn.podčarou"><text:s/><text:span text:style-name="T16"><text:tab/></text:span>Hluková studie a kontrolní měření hluku<text:s/>na území města Brna a obce Troubsko - úsek silnice<text:s/>II/602 ulice J.a ulice Pražská ve městě Brně, část II/602 ulice J.<text:s/>v obci Troubsko z října 2015, zhotovitel Ekological Consulting, a. s., Na Střelnici 48, 779 00 Olomouc.</text:p></text:note-body></text:note></text:span>;</text:p>
        </text:list-item>
        <text:list-item>
          <text:p text:style-name="Seznam">prověření provozovatelem tvrzeného důvodu pro <text:span text:style-name="Silné">dosud nesníženou rychlost</text:span><text:s/>v noční době (o dosažení povolení takové místní úpravy provozu<text:s/><text:span text:style-name="ZákladnítextChar">se provozovatel údajně<text:s/></text:span>opakovaně snažil<text:span text:style-name="ZákladnítextChar">, ale od </text:span>silničního správního úřadu<text:span text:style-name="Značkapozn.podčarou"><text:note text:note-class="footnote" text:id="_ftn4"><text:note-citation>5</text:note-citation><text:note-body><text:p text:style-name="Textpozn.podčarou"><text:s/><text:span text:style-name="T17"><text:tab/></text:span>Odbor dopravy Magistrátu města Brna.</text:p></text:note-body></text:note></text:span><text:s/>obdržel údajně pouze zamítavá stanoviska; uvítám kopie písemností, na něž se provozovatel odvolává a které – jak předpokládám – jsou součástí spisů KHS k dosud vydaným ČOP (dle mých informací se jedná celkem o tři ČOP);</text:p>
        </text:list-item>
        <text:list-item>
          <text:p text:style-name="Seznam">kopii zprávy provozovatele o <text:span text:style-name="Silné">plnění podmínky č. 4 dle<text:s/></text:span><text:span text:style-name="Silné">aktuálního ČOP</text:span><text:s/>(snížení rychlosti jízdy v noční době) a v této souvislosti i sdělení,<text:s/><text:span text:style-name="Silné">proč bylo</text:span><text:s/>po cca 18 dnech od tohoto opatření patrně<text:s/><text:span text:style-name="Silné">upuštěno</text:span><text:span text:style-name="ZákladnítextChar">.</text:span><text:span text:style-name="Silné"><text:s/></text:span><text:span text:style-name="ZákladnítextChar">V</text:span><text:span text:style-name="Silné"> </text:span>této souvislosti uvítám sdělení, zda se KHS domnívá, že efekt snížení rychlosti za takto krátké období mohl být náležitě<text:span text:style-name="Silné"><text:s/>vyhodnocen,</text:span><text:s/>i vzhledem k tomu, že v daném úseku komunikace patrně neexistuje účinné měření rychlosti (radarové ani laserové);</text:p>
        </text:list-item>
        <text:list-item>
          <text:p text:style-name="Seznam">kopii zprávy provozovatele o <text:span text:style-name="Silné">plnění podmínky č. 5 dle aktuálního ČOP</text:span><text:span text:style-name="ZákladnítextChar">,</text:span><text:s/>tedy zprávu o projektové přípravě pro položení tichého asfaltu, a není-li k dispozici, jak KHS plnění této podmínky průběžně dohlíží, vzhledem k termínu realizace do r. 2020;</text:p>
        </text:list-item>
        <text:list-item>
          <text:p text:style-name="Seznam"><text:span text:style-name="ZákladnítextChar">uvítám komentář KHS</text:span><text:span text:style-name="Silné"><text:s/>k hodnocení zdravotních rizik<text:s/></text:span><text:span text:style-name="ZákladnítextChar">v</text:span><text:span text:style-name="Silné"> </text:span><text:span text:style-name="ZákladnítextChar">lokalitě bydliště stěžovatele, tedy v ulici Pražská, vzhledem k dlouhodobo</text:span><text:span text:style-name="ZákladnítextChar">sti hlukové zátěže a míře hlukové zátěže.</text:span></text:p>
        </text:list-item>
      </text:list>
      <text:p text:style-name="Základnítext">Podle § 15 odst. 2 zákona o veřejném ochránci práv Vás žádám o Vaše stanovisko k této věci a o zodpovězení výše uvedených otázek, jakož i o připojení kopií všech klíčových dokumentů k danému případu, na které se budete ve své odpovědi odvolávat nebo ze kterých budete vycházet.</text:p>
      <text:p text:style-name="Základnítext">Vaši odpověď si dovolím očekávat do 30 dnů od doručení výzvy k výše uvedené spisové značce.</text:p>
      <text:p text:style-name="Základnítext">Bližší informace k šetření Vám v případě potřeby může sdělit pověřený zaměstnanec Kanceláře veřejného ochránce práv Mgr. Tomáš Maňas na tel. č. 542 542 397, e-mail<text:s/><text:a xlink:href="mailto:manas@ochrance.cz" office:target-frame-name="_top" xlink:show="replace"><text:span text:style-name="Hypertextovýodkaz">manas@ochrance.cz</text:span></text:a>.</text:p>
      <text:p text:style-name="Základnítext">S pozdravem</text:p>
      <text:p text:style-name="podpis">Mgr. Jana Gregorová v. r.</text:p>
      <text:soft-page-break/>
      <text:p text:style-name="podpis">vedoucí oddělení stavebního řádu a životního prostředí</text:p>
      <text:p text:style-name="podpis">(dopis je opatřen elektronickým<text:s/>podpisem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bottom="0.1388in" fo:line-height="104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style:font-name="Calibri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 style:text-underline-color="font-color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důraznění" style:display-name="Zdů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>
      <style:text-properties style:font-name="Calibri" fo:font-size="11.5pt" style:font-size-asian="11.5pt" style:font-size-complex="12pt"/>
    </style:style>
    <style:style style:name="Textpozn.podčarouChar" style:display-name="Text pozn. pod čarou Char" style:family="text">
      <style:text-properties style:font-name="Calibri"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="Calibri" fo:font-weight="bold" style:font-weight-asian="bold" fo:color="#008576" fo:font-size="12pt" style:font-size-asian="12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fo:font-size="11pt" style:font-size-asian="11pt" style:font-size-complex="12pt"/>
    </style:style>
    <style:style style:name="E" style:display-name="E" style:family="paragraph">
      <style:text-properties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style:font-name-asian="Calibri"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asian="Calibri" fo:font-size="11pt" style:font-size-asian="11pt" style:font-size-complex="11pt"/>
    </style:style>
    <style:style style:name="Sledovanýodkaz" style:display-name="Sledovaný odkaz" style:family="text" style:parent-style-name="Standardnípísmoodstavce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6" style:display-name="LFO16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text:list-style style:name="LFO18" style:display-name="LFO18">
      <text:list-level-style-number text:level="1" text:style-name="WW_CharLFO2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65in"/>
      </style:header-style>
      <style:footer-style>
        <style:header-footer-properties style:dynamic-spacing="true" fo:min-height="0.4923in"/>
      </style:footer-style>
    </style:page-layout>
    <style:style style:name="P8" style:parent-style-name="Normální" style:family="paragraph">
      <style:paragraph-properties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ge-content" style:horizontal-pos="from-left" style:vertical-pos="from-top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8"><draw:frame draw:z-index="251659264" draw:style-name="a0" draw:name="Obrázek 1" text:anchor-type="paragraph" svg:x="-0.72431in" svg:y="-0.7875in" svg:width="2.8937in" svg:height="0.57087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Veřejný ochránce práv, Údolní 39, 602 00 Brno, tel.: (+420) 542 542 888, fax: (+420) 542 542 11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meta:initial-creator>Maňas Tomáš Mgr.</meta:initial-creator>
    <dc:creator>Bádrová Pavlína Mgr.</dc:creator>
    <meta:creation-date>2019-01-08T10:57:00Z</meta:creation-date>
    <dc:date>2019-01-08T11:00:00Z</dc:date>
    <meta:print-date>2017-11-20T07:36:00Z</meta:print-date>
    <meta:template xlink:href="úřední_dopis_ochránce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3" meta:paragraph-count="8" meta:word-count="638" meta:character-count="4396" meta:row-count="31" meta:non-whitespace-character-count="3766"/>
  </office:meta>
</office:document-meta>
</file>